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>
      <style:paragraph-properties fo:margin-left="0in" fo:margin-right="0in" fo:margin-top="0in" fo:margin-bottom="0in" fo:text-indent="0in" style:auto-text-indent="fals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"This is a call for more research into cooperation studies." 213</text:p>
      <text:p text:style-name="Text_20_body">"It is not society that keeps us away from individuation--the main concern is the method of evaluation. Do we look back in anger when groups fall apart?" 217</text:p>
      <text:p text:style-name="Text_20_body">"In our times, it is seen as something unique if individuals can work together in the firt place. An artist with social skills is praised." 219</text:p>
      <text:p text:style-name="Text_20_body">"The term <text:span text:style-name="T1">spontaneous</text:span> frequently comes up when talking about online togetherness. But web-enhanced collaboration is hardly ever spontaneous." 221</text:p>
      <text:p text:style-name="Text_20_body">== organized networks</text:p>
      <text:list xml:id="list1485486561" text:style-name="L1">
        <text:list-item>
          <text:p text:style-name="P2">not a finished theory, a proposal</text:p>
        </text:list-item>
      </text:list>
      <text:p text:style-name="Text_20_body">"Organized networks are clouds of social relationships in which disengagement is pushed to the limit." 242</text:p>
      <text:p text:style-name="Text_20_body">"Community is an idealistic construct and suggests bonding and harmony, which often is simply not there." 242</text:p>
      <text:p text:style-name="Text_20_body">"Networks cry out for imaginary forms of insecurity." 242</text:p>
      <text:p text:style-name="Text_20_body">"Funding for informal and invisible networks that practice new logics of politics is needed." 245</text:p>
      <text:p text:style-name="Text_20_body">"The organized network is open to the antagonisms that comprise social-technical relations. For this reason, it is urgent that organized networks confront the demands of scale and sustainability in order to create new institutional horizons where conflicts might find a space for expression and a capacity for invention." 250</text:p>
      <text:p text:style-name="Text_20_body">"Blogs can thus be understood as incestuous netowrks of auto-reproduction." 252</text:p>
      <text:p text:style-name="Text_20_body">"The outsidefor organized networks always plays a constitutive role in determining the direction, shape, and actions of the network." 252 - because the network of the blog is the link, and the link is the friend, the enemy is kept external</text:p>
      <text:p text:style-name="Text_20_body">"Jaanese and Chinese cultures, for example, do not like full visibility and rather prefer not be seen, heard, or read in public." 254</text:p>
      <text:p text:style-name="Text_20_body">"What does accountabilitymean outside the framework of representation? What does representation mean within a postrepresentative political system?" 25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/>
    <dc:subject/>
    <meta:creation-date/>
    <dc:date>2010-01-16T06:20:46</dc:date>
    <meta:editing-cycles>1</meta:editing-cycles>
    <meta:editing-duration>PT30H34M48S</meta:editing-duration>
    <meta:document-statistic meta:table-count="0" meta:image-count="0" meta:object-count="0" meta:page-count="1" meta:paragraph-count="16" meta:word-count="295" meta:character-count="1862"/>
    <meta:user-defined meta:name="Info 1"/>
    <meta:user-defined meta:name="Info 2"/>
    <meta:user-defined meta:name="Info 3"/>
    <meta:user-defined meta:name="Info 4"/>
  </office:meta>
</office:document-meta>
</file>